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e33" officeooo:paragraph-rsid="001f4e33"/>
    </style:style>
    <style:style style:name="P2" style:family="paragraph" style:parent-style-name="Standard">
      <style:text-properties officeooo:paragraph-rsid="0021506e"/>
    </style:style>
    <style:style style:name="P3" style:family="paragraph" style:parent-style-name="Standard">
      <style:text-properties officeooo:rsid="0021506e" officeooo:paragraph-rsid="0021506e"/>
    </style:style>
    <style:style style:name="P4" style:family="paragraph" style:parent-style-name="Standard">
      <style:text-properties officeooo:rsid="00216194" officeooo:paragraph-rsid="00216194"/>
    </style:style>
    <style:style style:name="P5" style:family="paragraph" style:parent-style-name="Standard">
      <style:text-properties officeooo:rsid="0022e679" officeooo:paragraph-rsid="0022e679"/>
    </style:style>
    <style:style style:name="P6" style:family="paragraph" style:parent-style-name="Standard">
      <style:text-properties officeooo:rsid="00238e16" officeooo:paragraph-rsid="00238e16"/>
    </style:style>
    <style:style style:name="T1" style:family="text">
      <style:text-properties officeooo:rsid="001f4e33"/>
    </style:style>
    <style:style style:name="T2" style:family="text">
      <style:text-properties officeooo:rsid="001f5824"/>
    </style:style>
    <style:style style:name="T3" style:family="text">
      <style:text-properties officeooo:rsid="0021506e"/>
    </style:style>
    <style:style style:name="T4" style:family="text">
      <style:text-properties officeooo:rsid="0022c31b"/>
    </style:style>
    <style:style style:name="T5" style:family="text">
      <style:text-properties officeooo:rsid="00238e16"/>
    </style:style>
    <style:style style:name="T6" style:family="text">
      <style:text-properties officeooo:rsid="0025d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</text:p>
      <text:p text:style-name="P1">Krótka dokumentacja programu:</text:p>
      <text:p text:style-name="P1"/>
      <text:p text:style-name="P1">1. Aplikacja mieści się w katalogu <text:s/>: SelfHostWebApiBC </text:p>
      <text:p text:style-name="P1"/>
      <text:p text:style-name="P1">2. Program podczas uruchomienia tworzy własną bazę <text:span text:style-name="T2">danych </text:span>w LocalDB o nazwie :</text:p>
      <text:p text:style-name="P1"><text:tab/></text:p>
      <text:p text:style-name="P1"><text:tab/><text:tab/>_SelfHostWebApiBC</text:p>
      <text:p text:style-name="P1">_</text:p>
      <text:p text:style-name="P1">3. Login : BC</text:p>
      <text:p text:style-name="P1">4. Password : 12345</text:p>
      <text:p text:style-name="P1">Informacje jakie <text:s/>jest hasło i login, <text:span text:style-name="T5">dla ułatwienia testowań, </text:span><text:s/>podane są także na ekranie <text:span text:style-name="T2">k</text:span>onsoli <text:span text:style-name="T2">po uruchomieniu programu</text:span></text:p>
      <text:p text:style-name="P1"/>
      <text:p text:style-name="P2"><text:span text:style-name="T1">5. </text:span><text:span text:style-name="T3">S</text:span>krypt SQL inicjujący schemat bazy danych <text:span text:style-name="T3">znajduje się w </text:span><text:span text:style-name="T6">podkatalogu: _DOKUMENTACJA </text:span><text:span text:style-name="T3">katalogu :</text:span> <text:s/><text:span text:style-name="T1">SelfHostWebApiBC</text:span></text:p>
      <text:p text:style-name="P3">i nosi nazwę : SQL_CREATE_DATABASE.sql</text:p>
      <text:p text:style-name="P3"/>
      <text:p text:style-name="P4">6. Wyniki testów generowane są do pliku tekstowego znajdującego się w katalogu: <text:span text:style-name="T1">SelfHostWebApiBC </text:span>i nosi nazwę: TEST_OUTPUT.txt</text:p>
      <text:p text:style-name="P4"/>
      <text:p text:style-name="P4">7. W załączniku : TEST_OUTPUT.pdf podana jest zawartość pliku TEST_OUTPUT.txt przy prawidłowej <text:s/>autoryzacji. Natomiast w załączniku TEST_OUTPUT_FALSE.pdf zawartość tego pliku , gdy autoryzacja jest nieprawidłowa. <text:span text:style-name="T6">(pliki te znajdują się też w podkatalogu : _DOKUMENTACJA) </text:span></text:p>
      <text:p text:style-name="P4"/>
      <text:p text:style-name="P4">8. Po uruchomieniu programu pojawiają się informacj<text:span text:style-name="T5">e</text:span> o utworzeniu bazy danych,</text:p>
      <text:p text:style-name="P4">informacj<text:span text:style-name="T5">e</text:span> o rozpoczęciu i zakończeniu testu oraz informacje do jakiego pliku zostały wygenerowane wyniki testów <text:span text:style-name="T4">i gdzie się ten plik znajduje.</text:span></text:p>
      <text:p text:style-name="P4"/>
      <text:p text:style-name="P6">9. Aplikacja w formie spakowanej jest dołączona do niniejszej poczty</text:p>
      <text:p text:style-name="P5"/>
      <text:p text:style-name="P5"><text:span text:style-name="T5">10</text:span>. Aplikacj<text:span text:style-name="T5">ę tę</text:span> można <text:span text:style-name="T5">też </text:span><text:s/>ściągnąć przy pomocy <text:s/>następującego linku :</text:p>
      <text:p text:style-name="P5"/>
      <text:p text:style-name="P5">https://github.com/czainski/</text:p>
      <text:p text:style-name="P5"><text:s/></text:p>
      <text:p text:style-name="P6">lub przy pomocy linku :</text:p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1T00:53:24.113000000</meta:creation-date>
    <dc:date>2021-05-21T10:11:26.014000000</dc:date>
    <meta:editing-duration>PT18M18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1" meta:word-count="183" meta:character-count="1301" meta:non-whitespace-character-count="1124"/>
  </office:meta>
</office:document-meta>
</file>